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70000014E41845ED8.png" manifest:media-type=""/>
  <manifest:file-entry manifest:full-path="Pictures/10000000000004C50000029DCAEFB0D1.png" manifest:media-type=""/>
  <manifest:file-entry manifest:full-path="Pictures/10000000000002B20000017EF9F05C65.png" manifest:media-type=""/>
  <manifest:file-entry manifest:full-path="Pictures/1000000000000322000002097020B070.png" manifest:media-type=""/>
  <manifest:file-entry manifest:full-path="Pictures/10000000000004BF00000173A96D33B8.png" manifest:media-type=""/>
  <manifest:file-entry manifest:full-path="Pictures/10000000000002120000012BD6F4D21A.png" manifest:media-type=""/>
  <manifest:file-entry manifest:full-path="Pictures/10000000000003FC000002AA2994F9B3.png" manifest:media-type=""/>
  <manifest:file-entry manifest:full-path="Pictures/10000000000003FC000002D0C24F04C3.png" manifest:media-type=""/>
  <manifest:file-entry manifest:full-path="Pictures/10000000000002620000016AB853EA6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width="17cm" svg:height="11.367cm" draw:z-index="0"><draw:image xlink:href="Pictures/10000000000003FC000002AA2994F9B3.png" xlink:type="simple" xlink:show="embed" xlink:actuate="onLoad"/></draw:frame></text:p>
      <text:p text:style-name="Standard"><draw:frame draw:style-name="fr1" draw:name="figuras2" text:anchor-type="paragraph" svg:width="17cm" svg:height="11.044cm" draw:z-index="1"><draw:image xlink:href="Pictures/1000000000000322000002097020B070.png" xlink:type="simple" xlink:show="embed" xlink:actuate="onLoad"/></draw:frame></text:p>
      <text:p text:style-name="Standard"><draw:frame draw:style-name="fr2" draw:name="figuras3" text:anchor-type="paragraph" svg:width="16.14cm" svg:height="9.578cm" draw:z-index="2"><draw:image xlink:href="Pictures/10000000000002620000016AB853EA64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3" draw:name="figuras4" text:anchor-type="paragraph" svg:width="14.023cm" svg:height="7.911cm" draw:z-index="3"><draw:image xlink:href="Pictures/10000000000002120000012BD6F4D21A.png" xlink:type="simple" xlink:show="embed" xlink:actuate="onLoad"/></draw:frame></text:p>
      <text:p text:style-name="Standard"/>
      <text:p text:style-name="Standard"><draw:frame draw:style-name="fr1" draw:name="figuras5" text:anchor-type="paragraph" svg:width="17cm" svg:height="12cm" draw:z-index="4"><draw:image xlink:href="Pictures/10000000000003FC000002D0C24F04C3.png" xlink:type="simple" xlink:show="embed" xlink:actuate="onLoad"/></draw:frame></text:p>
      <text:p text:style-name="Standard"><draw:frame draw:style-name="fr4" draw:name="figuras6" text:anchor-type="paragraph" svg:width="17cm" svg:height="9.313cm" draw:z-index="5"><draw:image xlink:href="Pictures/10000000000004C50000029DCAEFB0D1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1" draw:name="figuras7" text:anchor-type="paragraph" svg:width="17cm" svg:height="9.41cm" draw:z-index="6"><draw:image xlink:href="Pictures/10000000000002B20000017EF9F05C65.png" xlink:type="simple" xlink:show="embed" xlink:actuate="onLoad"/></draw:frame></text:p>
      <text:p text:style-name="Standard"><draw:frame draw:style-name="fr3" draw:name="figuras8" text:anchor-type="paragraph" svg:width="15.425cm" svg:height="8.837cm" draw:z-index="7"><draw:image xlink:href="Pictures/10000000000002470000014E41845ED8.png" xlink:type="simple" xlink:show="embed" xlink:actuate="onLoad"/></draw:frame></text:p>
      <text:p text:style-name="Standard"><draw:frame draw:style-name="fr1" draw:name="figuras9" text:anchor-type="paragraph" svg:width="17cm" svg:height="5.189cm" draw:z-index="8"><draw:image xlink:href="Pictures/10000000000004BF00000173A96D33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rgio Salazar</meta:initial-creator>
    <meta:creation-date>2014-09-12T08:46:24.97</meta:creation-date>
    <dc:date>2014-09-12T09:15:50.02</dc:date>
    <dc:creator>Sérgio Salazar</dc:creator>
    <meta:editing-duration>PT10M59S</meta:editing-duration>
    <meta:editing-cycles>2</meta:editing-cycles>
    <meta:generator>LibreOffice/3.6$Windows_x86 LibreOffice_project/2ef5aff-a6fb0ff-166bdff-cf087ad-0f1389</meta:generator>
    <meta:document-statistic meta:table-count="0" meta:image-count="9" meta:object-count="0" meta:page-count="3" meta:paragraph-count="0" meta:word-count="0" meta:character-count="0" meta:non-whitespace-character-count="0"/>
  </office:meta>
</office:document-meta>
</file>